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1. How can you know what is the secondary command prompt set your system ?</text:p>
      <text:p text:style-name="Preformatted_20_Text"><text:s text:c="3"/>How can you change the secondary command prompt from the default to your username ?</text:p>
      <text:p text:style-name="Preformatted_20_Text"/>
      <text:p text:style-name="Preformatted_20_Text">god@god:~$ echo $PS2</text:p>
      <text:p text:style-name="Preformatted_20_Text">&gt;</text:p>
      <text:p text:style-name="Preformatted_20_Text">god@god:~$ PS2='*'</text:p>
      <text:p text:style-name="Preformatted_20_Text">god@god:~$ echo $PS2</text:p>
      <text:p text:style-name="Preformatted_20_Text">alphabets.txt a.out demodir Desktop Documents Downloads error_log grepdemo.txt hello.cpp it.txt marks.txt Music netanim ns-allinone-3.32 ns-allinone-3.36.1 numbers.txt Pictures process_info Public README.md results sample sample.txt seddemo.txt snap Templates test_1 test1 test1.txt test_2 test2 test3 testb testdir test.txt Videos</text:p>
      <text:p text:style-name="Preformatted_20_Text">god@god:~$ PS2='&amp;'</text:p>
      <text:p text:style-name="Preformatted_20_Text">god@god:~$ echo $PS2</text:p>
      <text:p text:style-name="Preformatted_20_Text">&amp;</text:p>
      <text:p text:style-name="Preformatted_20_Text"/>
      <text:p text:style-name="Preformatted_20_Text"/>
      <text:p text:style-name="Preformatted_20_Text"/>
      <text:p text:style-name="Preformatted_20_Text">2. How can you ensure that the mv command (used for renaming a file) always asks for permission before overwriting an existing destination file ? </text:p>
      <text:p text:style-name="P1"><text:s text:c="3"/>[ Hint : use alias command ]</text:p>
      <text:p text:style-name="P1">god@god:~$ alias moved="mv -i"</text:p>
      <text:p text:style-name="P1">god@god:~$ man moved</text:p>
      <text:p text:style-name="P1">No manual entry for moved</text:p>
      <text:p text:style-name="P1">god@god:~$ moved test.txt test_1.txt</text:p>
      <text:p text:style-name="P1">god@god:~$ cat test_1.txt</text:p>
      <text:p text:style-name="P1">A001|Anirban Roy Choudhury|computers|95|Pass|8000</text:p>
      <text:p text:style-name="P1">A002|Ankit Pilania|electronics|98|Pass|8900</text:p>
      <text:p text:style-name="P1">C003}Ankit Saraf|civil|32|Fail|2000</text:p>
      <text:p text:style-name="P1">S004|Goutam dhar choudhuree|chemical|77Pass|7700</text:p>
      <text:p text:style-name="P1">A005|Mani Chowdhari|electrical|23|Fail|2000</text:p>
      <text:p text:style-name="P1">X006|Mohan|computers|67|Incomplete|0</text:p>
      <text:p text:style-name="P1">W007|Sandeep|civil|2|Fail|0</text:p>
      <text:p text:style-name="P1">A008|Yogesh|computers|91|Pass|8000</text:p>
      <text:p text:style-name="P1">S009|Yojna chaudhury|electronics|38|Incomplete|1000</text:p>
      <text:p text:style-name="P1">A0101|Zubin|Computers|12|Fail|1500</text:p>
      <text:p text:style-name="P1">C011|Mira Nair|electronics|66|Pass|7000</text:p>
      <text:p text:style-name="P1">X012|Meera Banik|civil|76|Pass|6300</text:p>
      <text:p text:style-name="P1">W013|Meeraa Roy|civil 41|Pass|4000</text:p>
      <text:p text:style-name="P1"><text:soft-page-break/>god@god:~$ ls </text:p>
      <text:p text:style-name="P1">alphabets.txt <text:s/>hello.cpp <text:s text:c="10"/>Pictures <text:s text:c="5"/>snap <text:s text:c="7"/>test3</text:p>
      <text:p text:style-name="P1">a.out <text:s text:c="9"/>it.txt <text:s text:c="13"/>process_info <text:s/>Templates <text:s text:c="2"/>testb</text:p>
      <text:p text:style-name="P1">demodir <text:s text:c="7"/>marks.txt <text:s text:c="10"/>Public <text:s text:c="7"/>test_1 <text:s text:c="5"/>testdir</text:p>
      <text:p text:style-name="P1">Desktop <text:s text:c="7"/>Music <text:s text:c="14"/>README.md <text:s text:c="4"/>test1 <text:s text:c="6"/>Videos</text:p>
      <text:p text:style-name="P1">Documents <text:s text:c="5"/>netanim <text:s text:c="12"/>results <text:s text:c="6"/>test_1.txt</text:p>
      <text:p text:style-name="P1">Downloads <text:s text:c="5"/>ns-allinone-3.32 <text:s text:c="3"/>sample <text:s text:c="7"/>test1.txt</text:p>
      <text:p text:style-name="P1">error_log <text:s text:c="5"/>ns-allinone-3.36.1 <text:s/>sample.txt <text:s text:c="3"/>test_2</text:p>
      <text:p text:style-name="P1">grepdemo.txt <text:s text:c="2"/>numbers.txt <text:s text:c="8"/>seddemo.txt <text:s text:c="2"/>test2</text:p>
      <text:p text:style-name="P1">god@god:~$ alias remove="rm -i"</text:p>
      <text:p text:style-name="P1">god@god:~$ remove test3</text:p>
      <text:p text:style-name="P1">rm: remove regular empty file 'test3'? y</text:p>
      <text:p text:style-name="P1">god@god:~$ 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5T03:32:42.229980858</meta:creation-date>
    <dc:date>2023-09-15T03:41:44.477389550</dc:date>
    <meta:editing-duration>PT9M2S</meta:editing-duration>
    <meta:editing-cycles>1</meta:editing-cycles>
    <meta:document-statistic meta:table-count="0" meta:image-count="0" meta:object-count="0" meta:page-count="2" meta:paragraph-count="43" meta:word-count="210" meta:character-count="2022" meta:non-whitespace-character-count="1679"/>
    <meta:generator>LibreOffice/6.4.7.2$Linux_X86_64 LibreOffice_project/40$Build-2</meta:generator>
  </office:meta>
</office:document-meta>
</file>